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float" office:value="642.640481209192" calcext:value-type="float">
            <text:p>642.640481209192</text:p>
          </table:table-cell>
        </table:table-row>
        <table:table-row table:style-name="ro1">
          <table:table-cell office:value-type="float" office:value="642.27725824684" calcext:value-type="float">
            <text:p>642.27725824684</text:p>
          </table:table-cell>
        </table:table-row>
        <table:table-row table:style-name="ro1">
          <table:table-cell office:value-type="float" office:value="638.944974058834" calcext:value-type="float">
            <text:p>638.944974058834</text:p>
          </table:table-cell>
        </table:table-row>
        <table:table-row table:style-name="ro1">
          <table:table-cell office:value-type="float" office:value="651.890482398957" calcext:value-type="float">
            <text:p>651.890482398957</text:p>
          </table:table-cell>
        </table:table-row>
        <table:table-row table:style-name="ro1">
          <table:table-cell office:value-type="float" office:value="644.205372672808" calcext:value-type="float">
            <text:p>644.205372672808</text:p>
          </table:table-cell>
        </table:table-row>
        <table:table-row table:style-name="ro1">
          <table:table-cell office:value-type="float" office:value="646.06160843498" calcext:value-type="float">
            <text:p>646.06160843498</text:p>
          </table:table-cell>
        </table:table-row>
        <table:table-row table:style-name="ro1">
          <table:table-cell office:value-type="float" office:value="648.504225005026" calcext:value-type="float">
            <text:p>648.504225005026</text:p>
          </table:table-cell>
        </table:table-row>
        <table:table-row table:style-name="ro1">
          <table:table-cell office:value-type="float" office:value="642.954504539259" calcext:value-type="float">
            <text:p>642.954504539259</text:p>
          </table:table-cell>
        </table:table-row>
        <table:table-row table:style-name="ro1">
          <table:table-cell office:value-type="float" office:value="645.832122398104" calcext:value-type="float">
            <text:p>645.832122398104</text:p>
          </table:table-cell>
        </table:table-row>
        <table:table-row table:style-name="ro1">
          <table:table-cell office:value-type="float" office:value="653.039900737935" calcext:value-type="float">
            <text:p>653.039900737935</text:p>
          </table:table-cell>
        </table:table-row>
        <table:table-row table:style-name="ro1">
          <table:table-cell/>
        </table:table-row>
        <table:table-row table:style-name="ro1">
          <table:table-cell table:formula="of:=AVERAGE([.A1:.A10] )" office:value-type="float" office:value="645.635092970193" calcext:value-type="float">
            <text:p>645.63509297019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1">00/00/0000</text:date>, <text:time style:data-style-name="N2" text:time-value="08:17:08.64787856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e Ancona</meta:initial-creator>
    <meta:creation-date>2018-05-30T10:13:13.309348278</meta:creation-date>
    <dc:date>2018-06-01T08:17:23.347997549</dc:date>
    <dc:creator>Davide Ancona</dc:creator>
    <meta:editing-duration>PT4M42S</meta:editing-duration>
    <meta:editing-cycles>3</meta:editing-cycles>
    <meta:generator>LibreOffice/5.3.4.2$Linux_X86_64 LibreOffice_project/30$Build-2</meta:generator>
    <meta:document-statistic meta:table-count="1" meta:cell-count="11" meta:object-count="0"/>
  </office:meta>
</office:document-meta>
</file>